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P1" style:family="paragraph" style:parent-style-name="Standard">
      <style:text-properties officeooo:rsid="001a2a2d" officeooo:paragraph-rsid="001a2a2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uestion possibles :</text:p>
      <text:p text:style-name="P1"/>
      <text:p text:style-name="P1">- Les types de composants à tracer ?</text:p>
      <text:p text:style-name="P1"/>
      <text:p text:style-name="P1">- Les différents fichiers liés au composants</text:p>
      <text:p text:style-name="P1"/>
      <text:p text:style-name="P1">- Comment utiliser le share point (qu’est-ce qu’il faudrait mettre dedans par exemple...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DemiLigh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DemiLigh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DemiLight" style:font-family-asian="'Noto Sans CJK SC DemiLight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3T16:39:52.700222199</meta:creation-date>
    <dc:date>2018-11-13T16:49:52.697250065</dc:date>
    <meta:editing-duration>PT10M3S</meta:editing-duration>
    <meta:editing-cycles>1</meta:editing-cycles>
    <meta:document-statistic meta:table-count="0" meta:image-count="0" meta:object-count="0" meta:page-count="1" meta:paragraph-count="4" meta:word-count="31" meta:character-count="189" meta:non-whitespace-character-count="162"/>
    <meta:generator>LibreOffice/5.2.7.2$Linux_X86_64 LibreOffice_project/20m0$Build-2</meta:generator>
  </office:meta>
</office:document-meta>
</file>